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Text_20_body">
      <style:text-properties fo:background-color="#ffffff"/>
    </style:style>
    <style:style style:name="P3" style:family="paragraph" style:parent-style-name="Text_20_body">
      <style:paragraph-properties fo:text-align="center" style:justify-single-word="false"/>
      <style:text-properties style:font-name="Ubuntu" fo:font-size="18pt" officeooo:rsid="001f8544" officeooo:paragraph-rsid="001f8544" fo:background-color="#ffffff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background-color="#ffffff" loext:char-shading-value="0"/>
    </style:style>
    <style:style style:name="T3" style:family="text">
      <style:text-properties fo:font-size="12pt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3">Finding the Numbers</text:p>
      <text:p text:style-name="P2"><text:span text:style-name="T1"/></text:p>
      <text:p text:style-name="P2"><text:span text:style-name="T1">You are given an array A containing 2*N+2 positive numbers, out of which 2*N numbers exist in pairs whereas the other two number occur exactly once and are distinct. You need to find the other two numbers and print them in ascending order.</text:span><text:line-break/> </text:p>
      <text:p text:style-name="Text_20_body"><text:span text:style-name="Strong_20_Emphasis"><text:span text:style-name="T3">Input :</text:span></text:span><text:span text:style-name="T3"><text:line-break/>The first line contains a value T, which denotes the number of test cases. Then T test cases follow .The first line of each test case contains a value N. The next line contains 2*N+2 space separated integers.</text:span></text:p>
      <text:p text:style-name="Text_20_body"><text:span text:style-name="Strong_20_Emphasis"><text:span text:style-name="T3">Output :</text:span></text:span><text:span text:style-name="T3"><text:line-break/>Print in a new line the two numbers in ascending order.</text:span></text:p>
      <text:p text:style-name="Text_20_body"><text:span text:style-name="Strong_20_Emphasis"><text:span text:style-name="T3">Constraints :</text:span></text:span><text:span text:style-name="T3"><text:line-break/>1&lt;=T&lt;=100<text:line-break/>1&lt;=N&lt;=10^6<text:line-break/>1&lt;=A[i]&lt;=5*10^8</text:span></text:p>
      <text:p text:style-name="Text_20_body"><text:span text:style-name="Strong_20_Emphasis"><text:span text:style-name="T3">Example:<text:line-break/>Input :</text:span></text:span><text:span text:style-name="T3"><text:line-break/>2<text:line-break/>2<text:line-break/>1 2 3 2 1 4<text:line-break/>1<text:line-break/>2 1 3 2</text:span></text:p>
      <text:p text:style-name="Text_20_body"><text:span text:style-name="Strong_20_Emphasis"><text:span text:style-name="T3">Output :</text:span></text:span><text:span text:style-name="T3"><text:line-break/>3 4<text:line-break/>1 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04:29:04.699416388</meta:creation-date>
    <dc:date>2020-08-14T04:31:29.565755670</dc:date>
    <meta:editing-duration>PT2M25S</meta:editing-duration>
    <meta:editing-cycles>1</meta:editing-cycles>
    <meta:document-statistic meta:table-count="0" meta:image-count="0" meta:object-count="0" meta:page-count="1" meta:paragraph-count="7" meta:word-count="126" meta:character-count="648" meta:non-whitespace-character-count="527"/>
    <meta:generator>LibreOffice/6.4.4.2$Linux_X86_64 LibreOffice_project/40$Build-2</meta:generator>
  </office:meta>
</office:document-meta>
</file>